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PT Sans" svg:font-family="'PT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870c" officeooo:paragraph-rsid="0008870c"/>
    </style:style>
    <style:style style:name="P2" style:family="paragraph" style:parent-style-name="Text_20_body" style:list-style-name="L1">
      <style:text-properties officeooo:rsid="0008870c" officeooo:paragraph-rsid="0008870c"/>
    </style:style>
    <style:style style:name="P3" style:family="paragraph" style:parent-style-name="Text_20_body" style:list-style-name="L1">
      <style:text-properties officeooo:rsid="000b4a7a" officeooo:paragraph-rsid="000b4a7a"/>
    </style:style>
    <style:style style:name="P4" style:family="paragraph" style:parent-style-name="Text_20_body" style:list-style-name="L1">
      <style:text-properties officeooo:rsid="00089d36" officeooo:paragraph-rsid="00089d36"/>
    </style:style>
    <style:style style:name="P5" style:family="paragraph" style:parent-style-name="Text_20_body" style:list-style-name="L1">
      <style:text-properties officeooo:rsid="000c1f21" officeooo:paragraph-rsid="000c1f21"/>
    </style:style>
    <style:style style:name="P6" style:family="paragraph" style:parent-style-name="Text_20_body" style:list-style-name="L1">
      <style:text-properties officeooo:rsid="000cb826" officeooo:paragraph-rsid="000cb826"/>
    </style:style>
    <style:style style:name="P7" style:family="paragraph" style:parent-style-name="Text_20_body" style:list-style-name="L1">
      <style:text-properties officeooo:rsid="000ed32b" officeooo:paragraph-rsid="000ed32b"/>
    </style:style>
    <style:style style:name="P8" style:family="paragraph" style:parent-style-name="Text_20_body" style:list-style-name="L1">
      <style:paragraph-properties fo:margin-left="-43.99mm" fo:margin-right="0mm" fo:text-indent="-6.35mm" style:auto-text-indent="false"/>
      <style:text-properties officeooo:rsid="00089d36" officeooo:paragraph-rsid="00089d36"/>
    </style:style>
    <style:style style:name="P9" style:family="paragraph" style:parent-style-name="Heading_20_1">
      <style:text-properties officeooo:rsid="0008870c" officeooo:paragraph-rsid="0008870c"/>
    </style:style>
    <style:style style:name="T1" style:family="text">
      <style:text-properties officeooo:rsid="00089d36"/>
    </style:style>
    <style:style style:name="T2" style:family="text">
      <style:text-properties officeooo:rsid="00099521"/>
    </style:style>
    <style:style style:name="T3" style:family="text">
      <style:text-properties officeooo:rsid="000b4a7a"/>
    </style:style>
    <style:style style:name="T4" style:family="text">
      <style:text-properties officeooo:rsid="000d56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coutCall -sovellus</text:h>
      <text:list xml:id="list1662414138116160239" text:style-name="L1">
        <text:list-item>
          <text:p text:style-name="P2"><text:span text:style-name="T2">tallettaa</text:span>/<text:span text:style-name="T1">hakee</text:span> lauman/vartion <text:span text:style-name="T1">jäsenten </text:span>viik<text:span text:style-name="T1">k</text:span>ottaiset läsnäolot</text:p>
        </text:list-item>
        <text:list-item>
          <text:p text:style-name="P3">tallettaa lauman/vartion toimintasuunnitelman (optional)</text:p>
        </text:list-item>
        <text:list-item>
          <text:p text:style-name="P4">tallettaa/hakee partiolaisen/<text:span text:style-name="T3">johtajan (johtajan tiedot omalla välilehdellä?)</text:span></text:p>
          <text:list>
            <text:list-item>
              <text:p text:style-name="P4">nimen</text:p>
            </text:list-item>
            <text:list-item>
              <text:p text:style-name="P4">puhnon</text:p>
            </text:list-item>
            <text:list-item>
              <text:p text:style-name="P4">email</text:p>
            </text:list-item>
            <text:list-item>
              <text:p text:style-name="P4">suoritukset (optional)</text:p>
            </text:list-item>
            <text:list-item>
              <text:p text:style-name="P4">huoltajan nimen/nimet</text:p>
            </text:list-item>
            <text:list-item>
              <text:p text:style-name="P4">huoltajan puhno</text:p>
            </text:list-item>
            <text:list-item>
              <text:p text:style-name="P4">huoltajan email</text:p>
            </text:list-item>
          </text:list>
        </text:list-item>
        <text:list-item>
          <text:p text:style-name="P4">hakee lauman/vartion läsnäolotilastot</text:p>
          <text:list>
            <text:list-item>
              <text:p text:style-name="P4">viikottainen/kuukausittainen/annetulta ajalta</text:p>
            </text:list-item>
            <text:list-item>
              <text:p text:style-name="P3">jäsenkohtainen haku (optional)</text:p>
            </text:list-item>
          </text:list>
        </text:list-item>
        <text:list-item>
          <text:p text:style-name="P3">lähettää sähköpostia jäsenille/vanhemmille</text:p>
        </text:list-item>
        <text:list-item>
          <text:p text:style-name="P3">tiedotetaulu (optional)</text:p>
        </text:list-item>
        <text:list-item>
          <text:p text:style-name="P5">vaati kirjautumisen</text:p>
        </text:list-item>
        <text:list-item>
          <text:p text:style-name="P6"><text:span text:style-name="T4">tekee </text:span>retki-ilmot + tilastot</text:p>
        </text:list-item>
        <text:list-item>
          <text:p text:style-name="P7">generoi Spn vuosiselosteen tiedot suorituksista ja retkistä (optional)</text:p>
          <text:list>
            <text:list-header>
              <text:p text:style-name="P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PT Sans" svg:font-family="'PT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ans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2mm" style:writing-mode="page"/>
      <style:text-properties style:use-window-font-color="true" style:font-name="PT Sans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PT Sans" fo:font-family="'PT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text-properties officeooo:rsid="0008870c" officeooo:paragraph-rsid="0008870c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 Pl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5:47:29.415467705</meta:creation-date>
    <dc:date>2015-10-31T00:19:36.845063503</dc:date>
    <meta:editing-duration>PT4H9M2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85" meta:character-count="628" meta:non-whitespace-character-count="628"/>
  </office:meta>
</office:document-meta>
</file>